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26b5" officeooo:paragraph-rsid="000a2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ção da primeira lista de 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9:04:57.593000000</meta:creation-date>
    <meta:generator>LibreOffice/4.3.1.2$Windows_x86 LibreOffice_project/958349dc3b25111dbca392fbc281a05559ef6848</meta:generator>
    <dc:date>2016-12-01T09:06:44.768000000</dc:date>
    <meta:editing-duration>PT1M47S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</office:meta>
</office:document-meta>
</file>